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4.26cm" style:rel-column-width="18687*"/>
    </style:style>
    <style:style style:name="Table8.B" style:family="table-column">
      <style:table-column-properties style:column-width="10.679cm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4.26cm" style:rel-column-width="18687*"/>
    </style:style>
    <style:style style:name="Table2.B" style:family="table-column">
      <style:table-column-properties style:column-width="10.679cm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26cm" style:rel-column-width="18687*"/>
    </style:style>
    <style:style style:name="Table4.B" style:family="table-column">
      <style:table-column-properties style:column-width="10.679cm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38cm" fo:margin-left="1.307cm" fo:margin-right="1.344cm" table:align="margins"/>
    </style:style>
    <style:style style:name="Table5.A" style:family="table-column">
      <style:table-column-properties style:column-width="4.26cm" style:rel-column-width="18687*"/>
    </style:style>
    <style:style style:name="Table5.B" style:family="table-column">
      <style:table-column-properties style:column-width="10.679cm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38cm" fo:margin-left="1.307cm" fo:margin-right="1.344cm" table:align="margins"/>
    </style:style>
    <style:style style:name="Table6.A" style:family="table-column">
      <style:table-column-properties style:column-width="4.26cm" style:rel-column-width="18687*"/>
    </style:style>
    <style:style style:name="Table6.B" style:family="table-column">
      <style:table-column-properties style:column-width="10.679cm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38cm" fo:margin-left="1.307cm" fo:margin-right="1.344cm" table:align="margins"/>
    </style:style>
    <style:style style:name="Table7.A" style:family="table-column">
      <style:table-column-properties style:column-width="4.26cm" style:rel-column-width="18687*"/>
    </style:style>
    <style:style style:name="Table7.B" style:family="table-column">
      <style:table-column-properties style:column-width="10.679cm" style:rel-column-width="46848*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38cm" fo:margin-left="1.307cm" fo:margin-right="1.344cm" table:align="margins"/>
    </style:style>
    <style:style style:name="Table9.A" style:family="table-column">
      <style:table-column-properties style:column-width="4.26cm" style:rel-column-width="18687*"/>
    </style:style>
    <style:style style:name="Table9.B" style:family="table-column">
      <style:table-column-properties style:column-width="10.679cm" style:rel-column-width="46848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38cm" fo:margin-left="1.307cm" fo:margin-right="1.344cm" table:align="margins"/>
    </style:style>
    <style:style style:name="Table10.A" style:family="table-column">
      <style:table-column-properties style:column-width="4.26cm" style:rel-column-width="18687*"/>
    </style:style>
    <style:style style:name="Table10.B" style:family="table-column">
      <style:table-column-properties style:column-width="10.679cm" style:rel-column-width="46848*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38cm" fo:margin-left="1.307cm" fo:margin-right="1.344cm" table:align="margins"/>
    </style:style>
    <style:style style:name="Table11.A" style:family="table-column">
      <style:table-column-properties style:column-width="4.26cm" style:rel-column-width="18687*"/>
    </style:style>
    <style:style style:name="Table11.B" style:family="table-column">
      <style:table-column-properties style:column-width="10.679cm" style:rel-column-width="46848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38cm" fo:margin-left="1.307cm" fo:margin-right="1.344cm" table:align="margins"/>
    </style:style>
    <style:style style:name="Table12.A" style:family="table-column">
      <style:table-column-properties style:column-width="4.26cm" style:rel-column-width="18687*"/>
    </style:style>
    <style:style style:name="Table12.B" style:family="table-column">
      <style:table-column-properties style:column-width="10.679cm" style:rel-column-width="46848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3" style:family="paragraph" style:parent-style-name="Method_20_Code_20_Listing">
      <style:text-properties fo:color="#000080"/>
    </style:style>
    <style:style style:name="P4" style:family="paragraph" style:parent-style-name="Code_20_Listing">
      <style:text-properties fo:color="#000080"/>
    </style:style>
    <style:style style:name="P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6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00ae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Criteria_20_Body" style:list-style-name="L1"/>
    <style:style style:name="P10" style:family="paragraph" style:parent-style-name="Coding_20_Title">
      <style:paragraph-properties fo:break-before="page"/>
    </style:style>
    <style:style style:name="P11" style:family="paragraph" style:parent-style-name="Method_20_Title">
      <style:paragraph-properties fo:break-before="page"/>
    </style:style>
    <style:style style:name="P12" style:family="paragraph" style:parent-style-name="Method_20_Body">
      <style:paragraph-properties fo:margin-left="0cm" fo:margin-right="0cm" fo:text-indent="0cm" style:auto-text-indent="false"/>
    </style:style>
    <style:style style:name="P13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14" style:family="paragraph" style:parent-style-name="Method_20_Body">
      <style:paragraph-properties fo:margin-left="1.251cm" fo:margin-right="0cm" fo:text-indent="0cm" style:auto-text-indent="false"/>
    </style:style>
    <style:style style:name="P15" style:family="paragraph" style:parent-style-name="Method_20_Code_20_Listing">
      <style:text-properties fo:color="#000080"/>
    </style:style>
    <style:style style:name="P16" style:family="paragraph" style:parent-style-name="Code_20_Listing">
      <style:text-properties fo:color="#000080"/>
    </style:style>
    <style:style style:name="P17" style:family="paragraph" style:parent-style-name="Code_20_Listing">
      <style:paragraph-properties fo:break-before="page"/>
      <style:text-properties fo:color="#000080"/>
    </style:style>
    <style:style style:name="P18" style:family="paragraph" style:parent-style-name="Table_20_Contents">
      <style:text-properties fo:color="#00ae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2" style:family="paragraph" style:parent-style-name="Method_20_Listing_20_Title">
      <style:paragraph-properties fo:break-before="page"/>
    </style:style>
    <style:style style:name="P23" style:family="paragraph" style:parent-style-name="Standard" style:list-style-name="L1"/>
    <style:style style:name="T1" style:family="text">
      <style:text-properties style:font-name-asian="Monospace" style:font-name-complex="Monospac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80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8080"/>
    </style:style>
    <style:style style:name="T9" style:family="text">
      <style:text-properties fo:font-size="10pt"/>
    </style:style>
    <style:style style:name="T10" style:family="text">
      <style:text-properties style:font-size-asian="10pt"/>
    </style:style>
    <style:style style:name="T11" style:family="text">
      <style:text-properties style:font-size-complex="10pt"/>
    </style:style>
    <style:style style:name="T12" style:family="text">
      <style:text-properties fo:color="#660000"/>
    </style:style>
    <style:style style:name="T13" style:family="text">
      <style:text-properties fo:color="#008200"/>
    </style:style>
    <style:style style:name="T14" style:family="text">
      <style:text-properties style:font-name="Monospace"/>
    </style:style>
    <style:style style:name="T15" style:family="text">
      <style:text-properties style:font-name-asian="Monospace"/>
    </style:style>
    <style:style style:name="T16" style:family="text">
      <style:text-properties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Serialize</text:h>
      <text:p text:style-name="Class_20_Description"/>
      <text:p text:style-name="Class_20_Description">The <text:span text:style-name="Class_20_Variables"><text:span text:style-name="T7">Serialize</text:span></text:span> provides the functionality of a class-based serializer/unserializer for class instances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Serialize</text:span> class are:</text:p>
      <text:p text:style-name="Criteria_20_Body"/>
      <text:list xml:id="list2027011293" text:style-name="L1">
        <text:list-item>
          <text:p text:style-name="P9">Uses the <text:span text:style-name="Class_20_Variables">Library</text:span> namespace;</text:p>
        </text:list-item>
        <text:list-item>
          <text:p text:style-name="P23"/>
        </text:list-item>
      </text:list>
      <text:p text:style-name="Standard"/>
      <text:h text:style-name="P22" text:outline-level="4">Class Properties</text:h>
      <text:h text:style-name="Criteria_20_Title" text:outline-level="2"/>
      <text:p text:style-name="Method_20_Body">The <text:span text:style-name="Class_20_Variables">Serialize</text:span> class defines the following class property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5">Properties</text:p>
          </table:table-cell>
          <table:table-cell table:style-name="MethodTable.B1" office:value-type="string">
            <text:p text:style-name="P5">Description</text:p>
          </table:table-cell>
        </table:table-row>
        <table:table-row>
          <table:table-cell table:style-name="MethodTable.A2" office:value-type="string">
            <text:p text:style-name="P8">$properties</text:p>
          </table:table-cell>
          <table:table-cell table:style-name="MethodTable.B2" office:value-type="string">
            <text:p text:style-name="P12">Adapter properties in a <text:span text:style-name="Class_20_Variables">Library\Properties</text:span> object</text:p>
          </table:table-cell>
        </table:table-row>
        <table:table-row>
          <table:table-cell table:style-name="MethodTable.A2" office:value-type="string">
            <text:p text:style-name="P8">$adapter</text:p>
          </table:table-cell>
          <table:table-cell table:style-name="MethodTable.B2" office:value-type="string">
            <text:p text:style-name="P12">The <text:span text:style-name="Class_20_Variables">Serialize</text:span> adapter to perform the serialization storage/retrieval</text:p>
          </table:table-cell>
        </table:table-row>
        <table:table-row>
          <table:table-cell table:style-name="MethodTable.A2" office:value-type="string">
            <text:p text:style-name="P8">$source</text:p>
          </table:table-cell>
          <table:table-cell table:style-name="MethodTable.B2" office:value-type="string">
            <text:p text:style-name="P12">The name of the source (or destination) for the serialized object</text:p>
          </table:table-cell>
        </table:table-row>
      </table:table>
      <text:h text:style-name="Method_20_Listing_20_Title" text:outline-level="4"/>
      <text:h text:style-name="Method_20_Listing_20_Title" text:outline-level="4"/>
      <text:h text:style-name="Method_20_Listing_20_Title" text:outline-level="4">Class Methods</text:h>
      <text:p text:style-name="Method_20_Body"/>
      <text:p text:style-name="Method_20_Body">The <text:span text:style-name="Class_20_Variables">Serialize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Method</text:p>
          </table:table-cell>
          <table:table-cell table:style-name="Table3.B1" office:value-type="string">
            <text:p text:style-name="P5">Description</text:p>
          </table:table-cell>
        </table:table-row>
        <table:table-row>
          <table:table-cell table:style-name="Table3.A2" office:value-type="string">
            <text:p text:style-name="P6"><text:a xlink:type="simple" xlink:href="#__construct"><text:span text:style-name="T2">__construct</text:span></text:a></text:p>
          </table:table-cell>
          <table:table-cell table:style-name="Table3.B2" office:value-type="string">
            <text:p text:style-name="Method_20_Table_20_Description">Class constructor.</text:p>
          </table:table-cell>
        </table:table-row>
        <table:table-row>
          <table:table-cell table:style-name="Table3.A2" office:value-type="string">
            <text:p text:style-name="P7"><text:a xlink:type="simple" xlink:href="#__destruct">__destruct</text:a></text:p>
          </table:table-cell>
          <table:table-cell table:style-name="Table3.B2" office:value-type="string">
            <text:p text:style-name="Method_20_Table_20_Description">Class destructor.</text:p>
          </table:table-cell>
        </table:table-row>
        <table:table-row>
          <table:table-cell table:style-name="Table3.A2" office:value-type="string">
            <text:p text:style-name="P7"><text:a xlink:type="simple" xlink:href="#load">load</text:a></text:p>
          </table:table-cell>
          <table:table-cell table:style-name="Table3.B2" office:value-type="string">
            <text:p text:style-name="P12">Load and return unserialized object.</text:p>
          </table:table-cell>
        </table:table-row>
        <table:table-row>
          <table:table-cell table:style-name="Table3.A2" office:value-type="string">
            <text:p text:style-name="P7"><text:a xlink:type="simple" xlink:href="#read">read</text:a></text:p>
          </table:table-cell>
          <table:table-cell table:style-name="Table3.B2" office:value-type="string">
            <text:p text:style-name="P12">Read the object from the supplied source without unserializing.</text:p>
          </table:table-cell>
        </table:table-row>
        <table:table-row>
          <table:table-cell table:style-name="Table3.A2" office:value-type="string">
            <text:p text:style-name="P7"><text:a xlink:type="simple" xlink:href="#save">save</text:a></text:p>
          </table:table-cell>
          <table:table-cell table:style-name="Table3.B2" office:value-type="string">
            <text:p text:style-name="P12">Serialize and save the requested object to the specified source.</text:p>
          </table:table-cell>
        </table:table-row>
        <table:table-row>
          <table:table-cell table:style-name="Table3.A2" office:value-type="string">
            <text:p text:style-name="P7"><text:a xlink:type="simple" xlink:href="#write">write</text:a></text:p>
          </table:table-cell>
          <table:table-cell table:style-name="Table3.B2" office:value-type="string">
            <text:p text:style-name="P12">Store the pre-serialized data.</text:p>
          </table:table-cell>
        </table:table-row>
        <table:table-row>
          <table:table-cell table:style-name="Table3.A2" office:value-type="string">
            <text:p text:style-name="P7"><text:a xlink:type="simple" xlink:href="#source">source</text:a></text:p>
          </table:table-cell>
          <table:table-cell table:style-name="Table3.B2" office:value-type="string">
            <text:p text:style-name="P12">(Sets and) returns the source name.</text:p>
          </table:table-cell>
        </table:table-row>
        <table:table-row>
          <table:table-cell table:style-name="Table3.A2" office:value-type="string">
            <text:p text:style-name="P7"><text:a xlink:type="simple" xlink:href="#adapter">adapter</text:a></text:p>
          </table:table-cell>
          <table:table-cell table:style-name="Table3.B2" office:value-type="string">
            <text:p text:style-name="P12">Returns the adapter class property.</text:p>
          </table:table-cell>
        </table:table-row>
        <table:table-row>
          <table:table-cell table:style-name="Table3.A2" office:value-type="string">
            <text:p text:style-name="P7"><text:a xlink:type="simple" xlink:href="#properties">properties</text:a></text:p>
          </table:table-cell>
          <table:table-cell table:style-name="Table3.B2" office:value-type="string">
            <text:p text:style-name="Method_20_Table_20_Description">(Sets and) returns the Property instance.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Method_20_Table_20_Description"/>
          </table:table-cell>
        </table:table-row>
      </table:table>
      <text:p text:style-name="Standard"/>
      <text:h text:style-name="Method_20_Listing_20_Title" text:outline-level="4"/>
      <text:h text:style-name="P11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Method_20_Code_20_Listing"><text:span text:style-name="T6">/**</text:span></text:p>
      <text:p text:style-name="P3"><text:s/>* __construct</text:p>
      <text:p text:style-name="P3"><text:s/>*</text:p>
      <text:p text:style-name="P3"><text:s/>* Class constructor</text:p>
      <text:p text:style-name="P3"><text:s/>* <text:span text:style-name="T4">@param</text:span> string $adapter = adapter name, defaults to 'file'</text:p>
      <text:p text:style-name="P3"><text:s/>* <text:span text:style-name="T4">@param</text:span> array $properties = properties object or array</text:p>
      <text:p text:style-name="P3"><text:s/>* <text:span text:style-name="T4">@throws</text:span> Library\Serialize\Exception</text:p>
      <text:p text:style-name="P3"><text:s/>*/</text:p>
      <text:p text:style-name="P3">public function __construct($adapter, $properties)</text:p>
      <text:p text:style-name="P3">{</text:p>
      <text:p text:style-name="P3"><text:tab/>$this-&gt;properties = null;</text:p>
      <text:p text:style-name="P3"/>
      <text:p text:style-name="P3"><text:tab/>if (! $properties)</text:p>
      <text:p text:style-name="P3"><text:tab/>{</text:p>
      <text:p text:style-name="P3"><text:tab/><text:tab/>throw new Serialize\Exception(Error::code('MissingRequiredProperties'));</text:p>
      <text:p text:style-name="P3"><text:tab/>}</text:p>
      <text:p text:style-name="P3"/>
      <text:p text:style-name="P3"><text:tab/>if (is_array($properties))</text:p>
      <text:p text:style-name="P3"><text:tab/>{</text:p>
      <text:p text:style-name="P3"><text:tab/><text:tab/>$properties = new Properties($properties);</text:p>
      <text:p text:style-name="P3"><text:tab/>}</text:p>
      <text:p text:style-name="P3"/>
      <text:p text:style-name="P3"><text:tab/>if ((! is_object($properties)) || </text:p>
      <text:p text:style-name="P3"><text:tab/> <text:s text:c="3"/>(get_class($properties) != 'Library\Properties'))</text:p>
      <text:p text:style-name="P3"><text:tab/>{</text:p>
      <text:p text:style-name="P3"><text:tab/><text:tab/>throw new Serialize\Exception(Error::code('InvalidClassObject'));</text:p>
      <text:p text:style-name="P3"><text:tab/>}</text:p>
      <text:p text:style-name="P3"/>
      <text:p text:style-name="P3"><text:tab/>$this-&gt;adapter = Serialize\Factory::instantiateClass($adapter, $properties);</text:p>
      <text:p text:style-name="P3">}</text:p>
      <text:p text:style-name="Method_20_Body"/>
      <text:p text:style-name="Method_20_Body">The <text:span text:style-name="T4">__construct</text:span> class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Properties</text:p>
          </table:table-cell>
          <table:table-cell table:style-name="Table8.B1" office:value-type="string">
            <text:p text:style-name="P5">Description</text:p>
          </table:table-cell>
        </table:table-row>
        <table:table-row>
          <table:table-cell table:style-name="Table8.A2" office:value-type="string">
            <text:p text:style-name="P20">$adapter</text:p>
          </table:table-cell>
          <table:table-cell table:style-name="Table8.B2" office:value-type="string">
            <text:p text:style-name="P2"><text:span text:style-name="T1">The name of the adapter to use.</text:span></text:p>
          </table:table-cell>
        </table:table-row>
        <table:table-row>
          <table:table-cell table:style-name="Table8.A2" office:value-type="string">
            <text:p text:style-name="P20">$properties</text:p>
          </table:table-cell>
          <table:table-cell table:style-name="Table8.B2" office:value-type="string">
            <text:p text:style-name="P2">Adapter properties in a <text:span text:style-name="Class_20_Variables">Properties</text:span> object or array.</text:p>
          </table:table-cell>
        </table:table-row>
      </table:table>
      <text:p text:style-name="Method_20_Body"/>
      <text:p text:style-name="Method_20_Body">The <text:span text:style-name="Class_20_Variables">$properties</text:span> class property is initialized to null.</text:p>
      <text:p text:style-name="Method_20_Body"/>
      <text:p text:style-name="Method_20_Body">If the <text:span text:style-name="Class_20_Variables">$properties</text:span> parameter is false, a <text:span text:style-name="Class_20_Variables">Serialize\Exception</text:span> is thrown.</text:p>
      <text:p text:style-name="Method_20_Body"/>
      <text:p text:style-name="Method_20_Body">The <text:span text:style-name="Class_20_Variables">$properties</text:span> parameter is passed to the PHP is_array function. <text:s/>If true is returned, </text:p>
      <text:p text:style-name="Method_20_Body"/>
      <text:p text:style-name="P14">the PHP new directive is used to create a <text:span text:style-name="Class_20_Variables">Properties</text:span> class instance, initialized with the <text:span text:style-name="Class_20_Variables">$properties</text:span> parameter. <text:s/></text:p>
      <text:p text:style-name="P14"/>
      <text:p text:style-name="P14">The result is assigned to the <text:span text:style-name="Class_20_Variables">$properties</text:span> parameter.</text:p>
      <text:p text:style-name="Method_20_Body"/>
      <text:p text:style-name="Method_20_Body">The PHP <text:span text:style-name="T4">is_object</text:span> function is passed the <text:span text:style-name="Class_20_Variables">$properties</text:span> parameter. <text:s/>If false is <text:soft-page-break/>returned, a <text:span text:style-name="Class_20_Variables">Serialize\Exception</text:span> is thrown.</text:p>
      <text:p text:style-name="Method_20_Body"/>
      <text:p text:style-name="Method_20_Body">The PHP <text:span text:style-name="T4">get_class</text:span> function is passed the <text:span text:style-name="Class_20_Variables">$properties</text:span> parameter. <text:s/>If the result is not equal to '<text:span text:style-name="Class_20_Variables">Library\Properties</text:span>', a <text:span text:style-name="Class_20_Variables">Serialize\Exception</text:span> is thrown.</text:p>
      <text:p text:style-name="Method_20_Body"/>
      <text:p text:style-name="Method_20_Body">The <text:span text:style-name="Class_20_Variables">$properties</text:span> class property is assigned the <text:span text:style-name="Class_20_Variables">$properties</text:span> parameter.</text:p>
      <text:p text:style-name="Method_20_Body"/>
      <text:p text:style-name="Method_20_Body">The <text:span text:style-name="Class_20_Variables">$adapter</text:span> class property is assigned the result of calling the <text:span text:style-name="Class_20_Variables">instantiateClass</text:span> method of the <text:span text:style-name="Class_20_Variables">Factory</text:span> class, and passing the <text:span text:style-name="Class_20_Variables">$adapter</text:span> and <text:span text:style-name="Class_20_Variables">$properties</text:span> parameters to the method.</text:p>
      <text:p text:style-name="Method_20_Body"/>
      <text:p text:style-name="Method_20_Body"/>
      <text:h text:style-name="P11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Method_20_Code_20_Listing"><text:span text:style-name="T6">/**</text:span></text:p>
      <text:p text:style-name="P3"><text:s/>* __destruct</text:p>
      <text:p text:style-name="P3"><text:s/>*</text:p>
      <text:p text:style-name="P3"><text:s/>* Class destructor</text:p>
      <text:p text:style-name="P3"><text:s/>*/</text:p>
      <text:p text:style-name="P3">public function __destruct()</text:p>
      <text:p text:style-name="P3">{</text:p>
      <text:p text:style-name="P3">}</text:p>
      <text:p text:style-name="Method_20_Body"/>
      <text:h text:style-name="P11" text:outline-level="5"><text:bookmark-start text:name="load"/>load<text:bookmark-end text:name="load"/></text:h>
      <text:p text:style-name="Method_20_Body"/>
      <text:p text:style-name="Method_20_Body">Load and return unserialized object.</text:p>
      <text:p text:style-name="Method_20_Body"/>
      <text:p text:style-name="Method_20_Code_20_Listing"><text:span text:style-name="T6">/**</text:span></text:p>
      <text:p text:style-name="P3"><text:s/>* load</text:p>
      <text:p text:style-name="P3"><text:s/>*</text:p>
      <text:p text:style-name="P3"><text:s/>* load the object from the supplied source</text:p>
      <text:p text:style-name="P3"><text:s/>* <text:span text:style-name="T4">@param</text:span> object $object = object to load</text:p>
      <text:p text:style-name="P3"><text:s/>* <text:span text:style-name="T4">@param</text:span> string $source = (optional) source name</text:p>
      <text:p text:style-name="P3"><text:s/>* <text:span text:style-name="T4">@throws</text:span> \Library\Serialize\Exception</text:p>
      <text:p text:style-name="P3"><text:s/>*/</text:p>
      <text:p text:style-name="P3">public function load(&amp;$object, $source=null)</text:p>
      <text:p text:style-name="P3">{</text:p>
      <text:p text:style-name="P3"><text:tab/>$this-&gt;read($object, $source);</text:p>
      <text:p text:style-name="P3"><text:tab/>if (($object = unserialize($object)) === false)</text:p>
      <text:p text:style-name="P3"><text:tab/>{</text:p>
      <text:p text:style-name="P3"><text:tab/><text:tab/>throw new Exception(Error::code('UnableToUnserialize'));</text:p>
      <text:p text:style-name="P3"><text:tab/>}</text:p>
      <text:p text:style-name="P3">}</text:p>
      <text:p text:style-name="Method_20_Body"/>
      <text:p text:style-name="Method_20_Body">The <text:span text:style-name="T4">load</text:span> class expects a single, mandatory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roperties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20">$object</text:p>
          </table:table-cell>
          <table:table-cell table:style-name="Table1.B2" office:value-type="string">
            <text:p text:style-name="P2"><text:span text:style-name="T1">A reference to the object to load</text:span>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Properties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20">$source</text:p>
          </table:table-cell>
          <table:table-cell table:style-name="Table2.B2" office:value-type="string">
            <text:p text:style-name="P2"><text:span text:style-name="T1">The source name.</text:span></text:p>
          </table:table-cell>
        </table:table-row>
      </table:table>
      <text:p text:style-name="Method_20_Body"/>
      <text:p text:style-name="Method_20_Body">The read method is passed the $object and $source parameters.</text:p>
      <text:p text:style-name="Method_20_Body"/>
      <text:p text:style-name="Method_20_Body">The PHP <text:span text:style-name="T4">unserialize</text:span> function is passed the <text:span text:style-name="Class_20_Variables">$object</text:span> parameter and the returned result is assigned to the <text:span text:style-name="Class_20_Variables">$object </text:span>parameter. <text:s/>If the <text:span text:style-name="Class_20_Variables">$object</text:span> parameter is false, a <text:span text:style-name="Class_20_Variables">Serialize\Exception</text:span> is thrown.</text:p>
      <text:p text:style-name="Method_20_Body"/>
      <text:p text:style-name="Method_20_Body"/>
      <text:h text:style-name="P11" text:outline-level="5"><text:bookmark-start text:name="read"/>read<text:bookmark-end text:name="read"/></text:h>
      <text:p text:style-name="Method_20_Body"/>
      <text:p text:style-name="Method_20_Body">Read the object from the supplied source without unserializing.</text:p>
      <text:p text:style-name="Method_20_Body"/>
      <text:p text:style-name="Method_20_Code_20_Listing"><text:span text:style-name="T6">/**</text:span></text:p>
      <text:p text:style-name="P3"><text:s/>* read</text:p>
      <text:p text:style-name="P3"><text:s/>*</text:p>
      <text:p text:style-name="P3"><text:s/>* read the object from the supplied source without unserializing</text:p>
      <text:p text:style-name="P3"><text:s/>* <text:span text:style-name="T4">@param</text:span> object $object = object to load</text:p>
      <text:p text:style-name="P3"><text:s/>* <text:span text:style-name="T4">@param</text:span> string $source = (optional) source name</text:p>
      <text:p text:style-name="P3"><text:s/>* <text:span text:style-name="T4">@throws</text:span> \Library\Serialize\Exception</text:p>
      <text:p text:style-name="P3"><text:s/>*/</text:p>
      <text:p text:style-name="P3">public function read(&amp;$object, $source=null)</text:p>
      <text:p text:style-name="P3">{</text:p>
      <text:p text:style-name="P3"><text:tab/>if (! $source = $this-&gt;source($source))</text:p>
      <text:p text:style-name="P3"><text:tab/>{</text:p>
      <text:p text:style-name="P3"><text:tab/><text:tab/>throw new Exception(Error::code('MissingSourceFileName'));</text:p>
      <text:p text:style-name="P3"><text:tab/>}</text:p>
      <text:p text:style-name="P3"/>
      <text:p text:style-name="P3"><text:tab/>$object = $this-&gt;adapter-&gt;read($source);</text:p>
      <text:p text:style-name="P3">}</text:p>
      <text:p text:style-name="Method_20_Body"/>
      <text:p text:style-name="Method_20_Body">The <text:span text:style-name="T4">read</text:span> class expects a single, mandatory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Properties</text:p>
          </table:table-cell>
          <table:table-cell table:style-name="Table4.B1" office:value-type="string">
            <text:p text:style-name="P5">Description</text:p>
          </table:table-cell>
        </table:table-row>
        <table:table-row>
          <table:table-cell table:style-name="Table4.A2" office:value-type="string">
            <text:p text:style-name="P20">$object</text:p>
          </table:table-cell>
          <table:table-cell table:style-name="Table4.B2" office:value-type="string">
            <text:p text:style-name="P2"><text:span text:style-name="T1">A reference to the object to read</text:span>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Properties</text:p>
          </table:table-cell>
          <table:table-cell table:style-name="Table5.B1" office:value-type="string">
            <text:p text:style-name="P5">Description</text:p>
          </table:table-cell>
        </table:table-row>
        <table:table-row>
          <table:table-cell table:style-name="Table5.A2" office:value-type="string">
            <text:p text:style-name="P20">$source</text:p>
          </table:table-cell>
          <table:table-cell table:style-name="Table5.B2" office:value-type="string">
            <text:p text:style-name="P2"><text:span text:style-name="T1">The source name.</text:span></text:p>
          </table:table-cell>
        </table:table-row>
      </table:table>
      <text:p text:style-name="Method_20_Body"/>
      <text:p text:style-name="Method_20_Body">The <text:span text:style-name="Class_20_Variables">source</text:span> method is passed the <text:span text:style-name="Class_20_Variables">$source</text:span> parameter and the returned result is stored back in the <text:span text:style-name="Class_20_Variables">$source</text:span> parameter. <text:s/>If the <text:span text:style-name="Class_20_Variables">$source</text:span> parameter is false, a <text:span text:style-name="Class_20_Variables">Serialize\Exception</text:span> is thrown.</text:p>
      <text:p text:style-name="Method_20_Body"/>
      <text:p text:style-name="Method_20_Body">The read method of the <text:span text:style-name="Class_20_Variables">$adapter</text:span> class property is passed the <text:span text:style-name="Class_20_Variables">$source</text:span> parameter and the returned result is assigned to the <text:span text:style-name="Class_20_Variables">$object</text:span> reference parameter.</text:p>
      <text:p text:style-name="Method_20_Body"/>
      <text:p text:style-name="Method_20_Body"/>
      <text:h text:style-name="P11" text:outline-level="5"><text:bookmark-start text:name="save"/>save<text:bookmark-end text:name="save"/></text:h>
      <text:p text:style-name="Method_20_Body"/>
      <text:p text:style-name="Method_20_Body">Serialize and save the requested object to the specified source.</text:p>
      <text:p text:style-name="Method_20_Body"/>
      <text:p text:style-name="Method_20_Code_20_Listing"><text:span text:style-name="T6">/**</text:span></text:p>
      <text:p text:style-name="P3"><text:s/>* save</text:p>
      <text:p text:style-name="P3"><text:s/>*</text:p>
      <text:p text:style-name="P3"><text:s/>* serialize and save the requested object to the specified source</text:p>
      <text:p text:style-name="P3"><text:s/>* <text:span text:style-name="T4">@param</text:span> object $object = object to serialize</text:p>
      <text:p text:style-name="P3"><text:s/>* <text:span text:style-name="T4">@param</text:span> string $source = (optional) destination name</text:p>
      <text:p text:style-name="P3"><text:s/>* <text:span text:style-name="T4">@throws</text:span> \Library\Serialize\Exception</text:p>
      <text:p text:style-name="P3"><text:s/>*/</text:p>
      <text:p text:style-name="P3">public function save($object, $source=null)</text:p>
      <text:p text:style-name="P3">{</text:p>
      <text:p text:style-name="P3"><text:tab/>$this-&gt;write(serialize($object), $source);</text:p>
      <text:p text:style-name="P3">}</text:p>
      <text:p text:style-name="Method_20_Body"/>
      <text:p text:style-name="Method_20_Body">The <text:span text:style-name="T4">save</text:span> class expects a single, mandatory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Properties</text:p>
          </table:table-cell>
          <table:table-cell table:style-name="Table6.B1" office:value-type="string">
            <text:p text:style-name="P5">Description</text:p>
          </table:table-cell>
        </table:table-row>
        <table:table-row>
          <table:table-cell table:style-name="Table6.A2" office:value-type="string">
            <text:p text:style-name="P20">$object</text:p>
          </table:table-cell>
          <table:table-cell table:style-name="Table6.B2" office:value-type="string">
            <text:p text:style-name="P2"><text:span text:style-name="T1">The object to save</text:span>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Properties</text:p>
          </table:table-cell>
          <table:table-cell table:style-name="Table7.B1" office:value-type="string">
            <text:p text:style-name="P5">Description</text:p>
          </table:table-cell>
        </table:table-row>
        <table:table-row>
          <table:table-cell table:style-name="Table7.A2" office:value-type="string">
            <text:p text:style-name="P20">$source</text:p>
          </table:table-cell>
          <table:table-cell table:style-name="Table7.B2" office:value-type="string">
            <text:p text:style-name="P2"><text:span text:style-name="T1">The destination name.</text:span></text:p>
          </table:table-cell>
        </table:table-row>
      </table:table>
      <text:p text:style-name="Method_20_Body"/>
      <text:p text:style-name="Method_20_Body">The PHP <text:span text:style-name="T4">serialize</text:span> function is passed the <text:span text:style-name="Class_20_Variables">$object</text:span> parameter and the serialized result is passed, along with the <text:span text:style-name="Class_20_Variables">$source</text:span> parameter to the <text:span text:style-name="Class_20_Variables">write</text:span> method to be written.</text:p>
      <text:p text:style-name="Method_20_Body"/>
      <text:p text:style-name="Method_20_Body"/>
      <text:h text:style-name="P11" text:outline-level="5"><text:bookmark-start text:name="write"/>write<text:bookmark-end text:name="write"/></text:h>
      <text:p text:style-name="Method_20_Body"/>
      <text:p text:style-name="Method_20_Body">Store the pre-serialized data.</text:p>
      <text:p text:style-name="Method_20_Body"/>
      <text:p text:style-name="Method_20_Code_20_Listing"><text:span text:style-name="T6">/**</text:span></text:p>
      <text:p text:style-name="P3"><text:s/>* write</text:p>
      <text:p text:style-name="P3"><text:s/>*</text:p>
      <text:p text:style-name="P3"><text:s/>* store the pre-serialized data</text:p>
      <text:p text:style-name="P3"><text:s/>* <text:span text:style-name="T4">@param</text:span> object $serialized = serialized data to store</text:p>
      <text:p text:style-name="P3"><text:s/>* <text:span text:style-name="T4">@param</text:span> string $source = (optional) source name</text:p>
      <text:p text:style-name="P3"><text:s/>* <text:span text:style-name="T4">@throws</text:span> \Library\Serialize\Exception</text:p>
      <text:p text:style-name="P3"><text:s/>*/</text:p>
      <text:p text:style-name="P3">public function write($serialized, $source=null)</text:p>
      <text:p text:style-name="P3">{</text:p>
      <text:p text:style-name="P3"><text:tab/>if (! $source = $this-&gt;source($source))</text:p>
      <text:p text:style-name="P3"><text:tab/>{</text:p>
      <text:p text:style-name="P3"><text:tab/><text:tab/>throw new Exception(Error::code('MissingSourceFileName'));</text:p>
      <text:p text:style-name="P3"><text:tab/>}</text:p>
      <text:p text:style-name="P3"/>
      <text:p text:style-name="P3"><text:tab/>$this-&gt;adapter-&gt;write($serialized, $source);</text:p>
      <text:p text:style-name="P3">}</text:p>
      <text:p text:style-name="Method_20_Body"/>
      <text:p text:style-name="Method_20_Body">The <text:span text:style-name="T4">write</text:span> class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Properties</text:p>
          </table:table-cell>
          <table:table-cell table:style-name="Table9.B1" office:value-type="string">
            <text:p text:style-name="P5">Description</text:p>
          </table:table-cell>
        </table:table-row>
        <table:table-row>
          <table:table-cell table:style-name="Table9.A2" office:value-type="string">
            <text:p text:style-name="P20">$serialized</text:p>
          </table:table-cell>
          <table:table-cell table:style-name="Table9.B2" office:value-type="string">
            <text:p text:style-name="P2"><text:span text:style-name="T1">The serialized data to save</text:span>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Properties</text:p>
          </table:table-cell>
          <table:table-cell table:style-name="Table10.B1" office:value-type="string">
            <text:p text:style-name="P5">Description</text:p>
          </table:table-cell>
        </table:table-row>
        <table:table-row>
          <table:table-cell table:style-name="Table10.A2" office:value-type="string">
            <text:p text:style-name="P20">$source</text:p>
          </table:table-cell>
          <table:table-cell table:style-name="Table10.B2" office:value-type="string">
            <text:p text:style-name="P2"><text:span text:style-name="T1">The destination name.</text:span></text:p>
          </table:table-cell>
        </table:table-row>
      </table:table>
      <text:p text:style-name="Method_20_Body"/>
      <text:p text:style-name="Method_20_Body">The <text:span text:style-name="Class_20_Variables">source</text:span> method is passed the <text:span text:style-name="Class_20_Variables">$source</text:span> parameter and the returned result is stored back in the <text:span text:style-name="Class_20_Variables">$source</text:span> parameter. <text:s/>If the <text:span text:style-name="Class_20_Variables">$source</text:span> parameter is false, a <text:span text:style-name="Class_20_Variables">Serialize\Exception</text:span> is thrown.</text:p>
      <text:p text:style-name="Method_20_Body"/>
      <text:p text:style-name="Method_20_Body">The <text:span text:style-name="Class_20_Variables">write</text:span> method of the <text:span text:style-name="Class_20_Variables">$adapter</text:span> class property is passed the <text:span text:style-name="Class_20_Variables">$serialized</text:span> and <text:s/><text:span text:style-name="Class_20_Variables">$source</text:span> parameters.</text:p>
      <text:p text:style-name="Method_20_Body"/>
      <text:p text:style-name="Method_20_Body"/>
      <text:h text:style-name="P11" text:outline-level="5"><text:bookmark-start text:name="source"/>source<text:bookmark-end text:name="source"/></text:h>
      <text:p text:style-name="Method_20_Body"/>
      <text:p text:style-name="Method_20_Body">(Sets and) returns the source name.</text:p>
      <text:p text:style-name="Method_20_Body"/>
      <text:p text:style-name="Method_20_Code_20_Listing"><text:span text:style-name="T6">/**</text:span></text:p>
      <text:p text:style-name="P3"><text:s/>* source</text:p>
      <text:p text:style-name="P3"><text:s/>*</text:p>
      <text:p text:style-name="P3"><text:s/>* get/set the source name</text:p>
      <text:p text:style-name="P3"><text:s/>* <text:span text:style-name="T4">@param</text:span> string $source = (optional) source name, null to query</text:p>
      <text:p text:style-name="P3"><text:s/>* <text:span text:style-name="T4">@return</text:span> string $source</text:p>
      <text:p text:style-name="P3"><text:s/>*/</text:p>
      <text:p text:style-name="P3">public function source($source=null)</text:p>
      <text:p text:style-name="P3">{</text:p>
      <text:p text:style-name="P3"><text:tab/>if ($source !== null)</text:p>
      <text:p text:style-name="P3"><text:tab/>{</text:p>
      <text:p text:style-name="P3"><text:tab/><text:tab/>$this-&gt;source = $source;</text:p>
      <text:p text:style-name="P3"><text:tab/>}</text:p>
      <text:p text:style-name="P3"/>
      <text:p text:style-name="P3"><text:tab/>return $this-&gt;source;</text:p>
      <text:p text:style-name="P3">}</text:p>
      <text:p text:style-name="Method_20_Body"/>
      <text:p text:style-name="Method_20_Body">The <text:span text:style-name="Class_20_Variables">source</text:span> method expects singl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Properties</text:p>
          </table:table-cell>
          <table:table-cell table:style-name="Table11.B1" office:value-type="string">
            <text:p text:style-name="P5">Description</text:p>
          </table:table-cell>
        </table:table-row>
        <table:table-row>
          <table:table-cell table:style-name="Table11.A2" office:value-type="string">
            <text:p text:style-name="P20">$source</text:p>
          </table:table-cell>
          <table:table-cell table:style-name="Table11.B2" office:value-type="string">
            <text:p text:style-name="P2"><text:span text:style-name="T1">The source/destination name.</text:span></text:p>
          </table:table-cell>
        </table:table-row>
      </table:table>
      <text:p text:style-name="Method_20_Body"/>
      <text:p text:style-name="Method_20_Body">If the <text:span text:style-name="Class_20_Variables">$source</text:span> parameter is not null, the <text:span text:style-name="Class_20_Variables">$source</text:span> class property is assigned the value of the <text:span text:style-name="Class_20_Variables">$source</text:span> parameter.</text:p>
      <text:p text:style-name="Method_20_Body"/>
      <text:p text:style-name="Method_20_Body">The <text:span text:style-name="Class_20_Variables">$source</text:span> class property is returned.</text:p>
      <text:p text:style-name="Method_20_Body"/>
      <text:p text:style-name="Method_20_Body"/>
      <text:h text:style-name="P11" text:outline-level="5"><text:bookmark-start text:name="adapter"/>adapter<text:bookmark-end text:name="adapter"/></text:h>
      <text:p text:style-name="Method_20_Body"/>
      <text:p text:style-name="Method_20_Body">Returns the adapter class property.</text:p>
      <text:p text:style-name="Method_20_Body"/>
      <text:p text:style-name="Method_20_Code_20_Listing"><text:span text:style-name="T6">/**</text:span></text:p>
      <text:p text:style-name="P3"><text:s/>* adapter</text:p>
      <text:p text:style-name="P3"><text:s/>*</text:p>
      <text:p text:style-name="P3"><text:s/>* get the adapter object</text:p>
      <text:p text:style-name="P3"><text:s/>* <text:span text:style-name="T4">@return</text:span> object $adapter = adapter object handling the current serialization</text:p>
      <text:p text:style-name="P3"><text:s/>*/</text:p>
      <text:p text:style-name="P3">public function adapter()</text:p>
      <text:p text:style-name="P3">{</text:p>
      <text:p text:style-name="P3"><text:tab/>return $this-&gt;adapter;</text:p>
      <text:p text:style-name="P3">}</text:p>
      <text:p text:style-name="Method_20_Body"/>
      <text:p text:style-name="Method_20_Body">The <text:span text:style-name="Class_20_Variables">$adapter</text:span> class property is returned.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11" text:outline-level="5"><text:bookmark-start text:name="properties"/>properties<text:bookmark-end text:name="properties"/></text:h>
      <text:p text:style-name="Method_20_Body"/>
      <text:p text:style-name="Method_20_Body">(Sets and) returns the <text:span text:style-name="Class_20_Variables">Properties</text:span> class property.</text:p>
      <text:p text:style-name="Method_20_Body"/>
      <text:p text:style-name="Method_20_Code_20_Listing"><text:span text:style-name="T6">/**</text:span></text:p>
      <text:p text:style-name="P3"><text:s/>* properties</text:p>
      <text:p text:style-name="P3"><text:s/>*</text:p>
      <text:p text:style-name="P3"><text:s/>* set/get the properties array</text:p>
      <text:p text:style-name="P3"><text:s/>* <text:span text:style-name="T4">@param</text:span> object $properties = (optional) Library\Properties to set, null to query</text:p>
      <text:p text:style-name="P3"><text:s/>* <text:span text:style-name="T4">@return</text:span> object $properties</text:p>
      <text:p text:style-name="P3"><text:s/>*/</text:p>
      <text:p text:style-name="P3">public function properties($properties=null)</text:p>
      <text:p text:style-name="P3">{</text:p>
      <text:p text:style-name="P3"><text:tab/>if ($properties !== null)</text:p>
      <text:p text:style-name="P3"><text:tab/>{</text:p>
      <text:p text:style-name="P3"><text:tab/><text:tab/>$this-&gt;properties = $properties;</text:p>
      <text:p text:style-name="P3"><text:tab/>}</text:p>
      <text:p text:style-name="P3"/>
      <text:p text:style-name="P3"><text:tab/>return $this-&gt;properties;</text:p>
      <text:p text:style-name="P3">}</text:p>
      <text:p text:style-name="Method_20_Body"/>
      <text:p text:style-name="Method_20_Body">The <text:span text:style-name="Class_20_Variables">properties</text:span> method expects single, optional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>Properties</text:p>
          </table:table-cell>
          <table:table-cell table:style-name="Table12.B1" office:value-type="string">
            <text:p text:style-name="P5">Description</text:p>
          </table:table-cell>
        </table:table-row>
        <table:table-row>
          <table:table-cell table:style-name="Table12.A2" office:value-type="string">
            <text:p text:style-name="P20">$properties</text:p>
          </table:table-cell>
          <table:table-cell table:style-name="Table12.B2" office:value-type="string">
            <text:p text:style-name="P2"><text:span text:style-name="T1">The Properties instance to set.</text:span></text:p>
          </table:table-cell>
        </table:table-row>
      </table:table>
      <text:p text:style-name="Method_20_Body"/>
      <text:p text:style-name="Method_20_Body">If the <text:span text:style-name="Class_20_Variables">$properties</text:span> parameter is not null, the <text:span text:style-name="Class_20_Variables">$properties</text:span> class property is assigned the value of the <text:span text:style-name="Class_20_Variables">$properties</text:span> parameter.</text:p>
      <text:p text:style-name="Method_20_Body"/>
      <text:p text:style-name="Method_20_Body">The <text:span text:style-name="Class_20_Variables">$properties</text:span> class property is returned.</text:p>
      <text:p text:style-name="Method_20_Body"/>
      <text:p text:style-name="Method_20_Body"/>
      <text:h text:style-name="P10" text:outline-level="3">Source Listing</text:h>
      <text:p text:style-name="Coding_20_Body"/>
      <text:p text:style-name="P4">&lt;?php</text:p>
      <text:p text:style-name="P4">namespace Library;</text:p>
      <text:p text:style-name="P4">use Library\Error;</text:p>
      <text:p text:style-name="P4"/>
      <text:p text:style-name="P4">/*</text:p>
      <text:p text:style-name="P4"><text:s/>* <text:tab/>Library\Serialize is copyright © 2012. EarthWalk Software.</text:p>
      <text:p text:style-name="P4"><text:s/>* <text:tab/>Licensed under the Academic Free License version 3.0.</text:p>
      <text:p text:style-name="P4"><text:s/>* <text:tab/>Refer to the file named License.txt provided with the source,</text:p>
      <text:p text:style-name="P4"><text:s/>* <text:tab/> <text:s text:c="2"/>or from http://opensource.org/licenses/academic.php</text:p>
      <text:p text:style-name="P4"><text:s/>*/</text:p>
      <text:p text:style-name="P4"/>
      <text:p text:style-name="P4">/**</text:p>
      <text:p text:style-name="P4"><text:s/>* Library\Serialize</text:p>
      <text:p text:style-name="P4"><text:s/>*</text:p>
      <text:p text:style-name="P4"><text:s/>* Serialize class.</text:p>
      <text:p text:style-name="P4"><text:s/>* <text:span text:style-name="T4">@author</text:span> Jay Wheeler.</text:p>
      <text:p text:style-name="P4"><text:s/>* <text:span text:style-name="T4">@version</text:span> 1.0</text:p>
      <text:p text:style-name="P4"><text:s/>* <text:span text:style-name="T4">@copyright</text:span> © 2012. EarthWalk Software.</text:p>
      <text:p text:style-name="P4"><text:s/>* <text:span text:style-name="T4">@license</text:span> Licensed under the Academic Free License version 3.0.</text:p>
      <text:p text:style-name="P4"><text:s/>* <text:span text:style-name="T4">@package</text:span> Library</text:p>
      <text:p text:style-name="P4"><text:s/>* <text:span text:style-name="T4">@subpackage</text:span> Serialize.</text:p>
      <text:p text:style-name="P4"><text:s/>*/</text:p>
      <text:p text:style-name="P4">class Serialize</text:p>
      <text:p text:style-name="P4">{</text:p>
      <text:p text:style-name="P4"><text:tab/>/**</text:p>
      <text:p text:style-name="P4"><text:tab/> * properties</text:p>
      <text:p text:style-name="P4"><text:tab/> *</text:p>
      <text:p text:style-name="P4"><text:tab/> * Adapter properties in a Library\Properties object</text:p>
      <text:p text:style-name="P4"><text:tab/> * <text:span text:style-name="T4">@var</text:span> object $properties</text:p>
      <text:p text:style-name="P4"><text:tab/> */</text:p>
      <text:p text:style-name="P4"><text:tab/>protected $properties;</text:p>
      <text:p text:style-name="P4"/>
      <text:p text:style-name="P4"><text:tab/>/**</text:p>
      <text:p text:style-name="P4"><text:tab/> * adapter</text:p>
      <text:p text:style-name="P4"><text:tab/> *</text:p>
      <text:p text:style-name="P4"><text:tab/> * The Library\Serialize adapter to perform the serialization storage/retrieval</text:p>
      <text:p text:style-name="P4"><text:tab/> * <text:span text:style-name="T4">@var</text:span> object $adapter</text:p>
      <text:p text:style-name="P4"><text:tab/> */</text:p>
      <text:p text:style-name="P4"><text:tab/>protected $adapter;</text:p>
      <text:p text:style-name="P4"/>
      <text:p text:style-name="P4"><text:tab/>/**</text:p>
      <text:p text:style-name="P4"><text:tab/> * source</text:p>
      <text:p text:style-name="P4"><text:tab/> *</text:p>
      <text:p text:style-name="P4"><text:tab/> * name of the source (or destination) for the serialized object</text:p>
      <text:p text:style-name="P4"><text:tab/> * <text:span text:style-name="T4">@var</text:span> string $source</text:p>
      <text:p text:style-name="P4"><text:tab/> */</text:p>
      <text:p text:style-name="P4"><text:tab/>protected $source;</text:p>
      <text:p text:style-name="P4"/>
      <text:p text:style-name="P4"/>
      <text:p text:style-name="P17"><text:tab/>/**</text:p>
      <text:p text:style-name="P4"><text:tab/> * __construct</text:p>
      <text:p text:style-name="P4"><text:tab/> *</text:p>
      <text:p text:style-name="P4"><text:tab/> * Class constructor</text:p>
      <text:p text:style-name="P4"><text:tab/> * <text:span text:style-name="T4">@param</text:span> string $adapter = (optional) adapter name, defaults to 'file'</text:p>
      <text:p text:style-name="P4"><text:tab/> * <text:span text:style-name="T4">@param</text:span> array $properties = (optional) properties object or array</text:p>
      <text:p text:style-name="P4"><text:tab/> * <text:span text:style-name="T4">@throws</text:span> Library\Serialize\Exception</text:p>
      <text:p text:style-name="P4"><text:tab/> */</text:p>
      <text:p text:style-name="P4"><text:tab/>public function __construct($adapter, $properties)</text:p>
      <text:p text:style-name="P4"><text:tab/>{</text:p>
      <text:p text:style-name="P4"><text:tab/><text:tab/>$this-&gt;properties = null;</text:p>
      <text:p text:style-name="P4"/>
      <text:p text:style-name="P4"><text:tab/><text:tab/>if (! $properties)</text:p>
      <text:p text:style-name="P4"><text:tab/><text:tab/>{</text:p>
      <text:p text:style-name="P4"><text:tab/><text:tab/><text:tab/>throw new</text:p>
      <text:p text:style-name="P4"><text:tab/><text:tab/><text:tab/> <text:s text:c="7"/>Serialize\Exception(Error::code('MissingRequiredProperties'));</text:p>
      <text:p text:style-name="P4"><text:tab/><text:tab/>}</text:p>
      <text:p text:style-name="P4"/>
      <text:p text:style-name="P4"><text:tab/><text:tab/>if (is_array($properties))</text:p>
      <text:p text:style-name="P4"><text:tab/><text:tab/>{</text:p>
      <text:p text:style-name="P4"><text:tab/><text:tab/><text:tab/>$properties = new Properties($properties);</text:p>
      <text:p text:style-name="P4"><text:tab/><text:tab/>}</text:p>
      <text:p text:style-name="P4"/>
      <text:p text:style-name="P4"><text:tab/><text:tab/>if ((! is_object($properties)) || </text:p>
      <text:p text:style-name="P4"><text:tab/><text:tab/> <text:s text:c="3"/>(get_class($properties) != 'Library\Properties'))</text:p>
      <text:p text:style-name="P4"><text:tab/><text:tab/>{</text:p>
      <text:p text:style-name="P4"><text:tab/><text:tab/><text:tab/>throw new Serialize\Exception(Error::code('InvalidClassObject'));</text:p>
      <text:p text:style-name="P4"><text:tab/><text:tab/>}</text:p>
      <text:p text:style-name="P4"/>
      <text:p text:style-name="P4"><text:tab/><text:tab/>$this-&gt;adapter = Serialize\Factory::instantiateClass($adapter, $properties);</text:p>
      <text:p text:style-name="P4"><text:tab/>}</text:p>
      <text:p text:style-name="P4"/>
      <text:p text:style-name="P4"><text:tab/>/**</text:p>
      <text:p text:style-name="P4"><text:tab/> * __destruct</text:p>
      <text:p text:style-name="P4"><text:tab/> *</text:p>
      <text:p text:style-name="P4"><text:tab/> * Class destructor</text:p>
      <text:p text:style-name="P4"><text:tab/> */</text:p>
      <text:p text:style-name="P4"><text:tab/>public function __destruct()</text:p>
      <text:p text:style-name="P4"><text:tab/>{</text:p>
      <text:p text:style-name="P4"><text:tab/>}</text:p>
      <text:p text:style-name="P4"/>
      <text:p text:style-name="P4"><text:tab/>/**</text:p>
      <text:p text:style-name="P4"><text:tab/> * load</text:p>
      <text:p text:style-name="P4"><text:tab/> *</text:p>
      <text:p text:style-name="P4"><text:tab/> * load the object from the supplied source</text:p>
      <text:p text:style-name="P4"><text:tab/> * <text:span text:style-name="T4">@param</text:span> object $object = object to load</text:p>
      <text:p text:style-name="P4"><text:tab/> * <text:span text:style-name="T4">@param</text:span> string $source = (optional) source name</text:p>
      <text:p text:style-name="P4"><text:tab/> * <text:span text:style-name="T4">@throws</text:span> \Library\Serialize\Exception</text:p>
      <text:p text:style-name="P4"><text:tab/> */</text:p>
      <text:p text:style-name="P4"><text:tab/>public function load(&amp;$object, $source=null)</text:p>
      <text:p text:style-name="P4"><text:tab/>{</text:p>
      <text:p text:style-name="P4"><text:tab/><text:tab/>$this-&gt;read($object, $source);</text:p>
      <text:p text:style-name="P4"><text:tab/><text:tab/>if (($object = unserialize($object)) === false)</text:p>
      <text:p text:style-name="P4"><text:tab/><text:tab/>{</text:p>
      <text:p text:style-name="P4"><text:tab/><text:tab/><text:tab/>throw new Exception(Error::code('UnableToUnserialize'));</text:p>
      <text:p text:style-name="P4"><text:tab/><text:tab/>}</text:p>
      <text:p text:style-name="P4"><text:tab/>}</text:p>
      <text:p text:style-name="P4"/>
      <text:p text:style-name="P4"/>
      <text:p text:style-name="P17"><text:tab/>/**</text:p>
      <text:p text:style-name="P4"><text:tab/> * read</text:p>
      <text:p text:style-name="P4"><text:tab/> *</text:p>
      <text:p text:style-name="P4"><text:tab/> * read the object from the supplied source without unserializing</text:p>
      <text:p text:style-name="P4"><text:tab/> * <text:span text:style-name="T4">@param</text:span> object $object = object to load</text:p>
      <text:p text:style-name="P4"><text:tab/> * <text:span text:style-name="T4">@param</text:span> string $source = (optional) source name</text:p>
      <text:p text:style-name="P4"><text:tab/> * <text:span text:style-name="T4">@throws</text:span> \Library\Serialize\Exception</text:p>
      <text:p text:style-name="P4"><text:tab/> */</text:p>
      <text:p text:style-name="P4"><text:tab/>public function read(&amp;$object, $source=null)</text:p>
      <text:p text:style-name="P4"><text:tab/>{</text:p>
      <text:p text:style-name="P4"><text:tab/><text:tab/>if (! $source = $this-&gt;source($source))</text:p>
      <text:p text:style-name="P4"><text:tab/><text:tab/>{</text:p>
      <text:p text:style-name="P4"><text:tab/><text:tab/><text:tab/>throw new Exception(Error::code('MissingSourceFileName'));</text:p>
      <text:p text:style-name="P4"><text:tab/><text:tab/>}</text:p>
      <text:p text:style-name="P4"/>
      <text:p text:style-name="P4"><text:tab/><text:tab/>$object = $this-&gt;adapter-&gt;read($source);</text:p>
      <text:p text:style-name="P4"><text:tab/>}</text:p>
      <text:p text:style-name="P4"/>
      <text:p text:style-name="P4"><text:tab/>/**</text:p>
      <text:p text:style-name="P4"><text:tab/> * save</text:p>
      <text:p text:style-name="P4"><text:tab/> *</text:p>
      <text:p text:style-name="P4"><text:tab/> * serialize and save the requested object to the specified source</text:p>
      <text:p text:style-name="P4"><text:tab/> * <text:span text:style-name="T4">@param</text:span> object $object = object to serialize</text:p>
      <text:p text:style-name="P4"><text:tab/> * <text:span text:style-name="T4">@param</text:span> string $source = (optional) destination name</text:p>
      <text:p text:style-name="P4"><text:tab/> * <text:span text:style-name="T4">@throws</text:span> \Library\Serialize\Exception</text:p>
      <text:p text:style-name="P4"><text:tab/> */</text:p>
      <text:p text:style-name="P4"><text:tab/>public function save($object, $source=null)</text:p>
      <text:p text:style-name="P4"><text:tab/>{</text:p>
      <text:p text:style-name="P4"><text:tab/><text:tab/>$this-&gt;write(serialize($object), $source);</text:p>
      <text:p text:style-name="P4"><text:tab/>}</text:p>
      <text:p text:style-name="P4"/>
      <text:p text:style-name="P4"><text:tab/>/**</text:p>
      <text:p text:style-name="P4"><text:tab/> * write</text:p>
      <text:p text:style-name="P4"><text:tab/> *</text:p>
      <text:p text:style-name="P4"><text:tab/> * store the pre-serialized data</text:p>
      <text:p text:style-name="P4"><text:tab/> * <text:span text:style-name="T4">@param</text:span> object $serialized = serialized data to store</text:p>
      <text:p text:style-name="P4"><text:tab/> * <text:span text:style-name="T4">@param</text:span> string $source = (optional) source name</text:p>
      <text:p text:style-name="P4"><text:tab/> * <text:span text:style-name="T4">@throws</text:span> \Library\Serialize\Exception</text:p>
      <text:p text:style-name="P4"><text:tab/> */</text:p>
      <text:p text:style-name="P4"><text:tab/>public function write($serialized, $source=null)</text:p>
      <text:p text:style-name="P4"><text:tab/>{</text:p>
      <text:p text:style-name="P4"><text:tab/><text:tab/>if (! $source = $this-&gt;source($source))</text:p>
      <text:p text:style-name="P4"><text:tab/><text:tab/>{</text:p>
      <text:p text:style-name="P4"><text:tab/><text:tab/><text:tab/>throw new Exception(Error::code('MissingSourceFileName'));</text:p>
      <text:p text:style-name="P4"><text:tab/><text:tab/>}</text:p>
      <text:p text:style-name="P4"/>
      <text:p text:style-name="P4"><text:tab/><text:tab/>$this-&gt;adapter-&gt;write($serialized, $source);</text:p>
      <text:p text:style-name="P4"><text:tab/>}</text:p>
      <text:p text:style-name="P4"/>
      <text:p text:style-name="P4"/>
      <text:p text:style-name="P17"><text:tab/>/**</text:p>
      <text:p text:style-name="P4"><text:tab/> * source</text:p>
      <text:p text:style-name="P4"><text:tab/> *</text:p>
      <text:p text:style-name="P4"><text:tab/> * get/set the source name</text:p>
      <text:p text:style-name="P4"><text:tab/> * <text:span text:style-name="T4">@param</text:span> string $source = (optional) source name, null to query</text:p>
      <text:p text:style-name="P4"><text:tab/> * <text:span text:style-name="T4">@return</text:span> string $source</text:p>
      <text:p text:style-name="P4"><text:tab/> */</text:p>
      <text:p text:style-name="P4"><text:tab/>public function source($source=null)</text:p>
      <text:p text:style-name="P4"><text:tab/>{</text:p>
      <text:p text:style-name="P4"><text:tab/><text:tab/>if ($source !== null)</text:p>
      <text:p text:style-name="P4"><text:tab/><text:tab/>{</text:p>
      <text:p text:style-name="P4"><text:tab/><text:tab/><text:tab/>$this-&gt;source = $source;</text:p>
      <text:p text:style-name="P4"><text:tab/><text:tab/>}</text:p>
      <text:p text:style-name="P4"/>
      <text:p text:style-name="P4"><text:tab/><text:tab/>return $this-&gt;source;</text:p>
      <text:p text:style-name="P4"><text:tab/>}</text:p>
      <text:p text:style-name="P4"/>
      <text:p text:style-name="P4"><text:tab/>/**</text:p>
      <text:p text:style-name="P4"><text:tab/> * adapter</text:p>
      <text:p text:style-name="P4"><text:tab/> *</text:p>
      <text:p text:style-name="P4"><text:tab/> * get the adapter object</text:p>
      <text:p text:style-name="P4"><text:tab/> * <text:span text:style-name="T4">@return</text:span> object $adapter = adapter object handling the current serialization</text:p>
      <text:p text:style-name="P4"><text:tab/> */</text:p>
      <text:p text:style-name="P4"><text:tab/>public function adapter()</text:p>
      <text:p text:style-name="P4"><text:tab/>{</text:p>
      <text:p text:style-name="P4"><text:tab/><text:tab/>return $this-&gt;adapter;</text:p>
      <text:p text:style-name="P4"><text:tab/>}</text:p>
      <text:p text:style-name="P4"/>
      <text:p text:style-name="P4"><text:tab/>/**</text:p>
      <text:p text:style-name="P4"><text:tab/> * properties</text:p>
      <text:p text:style-name="P4"><text:tab/> *</text:p>
      <text:p text:style-name="P4"><text:tab/> * set/get the properties array</text:p>
      <text:p text:style-name="P4"><text:tab/> * <text:span text:style-name="T4">@param</text:span> object $properties = (optional) Library\Properties to set, null to query</text:p>
      <text:p text:style-name="P4"><text:tab/> * <text:span text:style-name="T4">@return</text:span> object $properties</text:p>
      <text:p text:style-name="P4"><text:tab/> */</text:p>
      <text:p text:style-name="P4"><text:tab/>public function properties($properties=null)</text:p>
      <text:p text:style-name="P4"><text:tab/>{</text:p>
      <text:p text:style-name="P4"><text:tab/><text:tab/>if ($properties !== null)</text:p>
      <text:p text:style-name="P4"><text:tab/><text:tab/>{</text:p>
      <text:p text:style-name="P4"><text:tab/><text:tab/><text:tab/>$this-&gt;properties = $properties;</text:p>
      <text:p text:style-name="P4"><text:tab/><text:tab/>}</text:p>
      <text:p text:style-name="P4"/>
      <text:p text:style-name="P4"><text:tab/><text:tab/>return $this-&gt;properties;</text:p>
      <text:p text:style-name="P4"><text:tab/>}</text:p>
      <text:p text:style-name="P4"/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Serialize<text:tab/><text:tab/><text:tab/><text:page-number text:select-page="current">16</text:page-number><text:tab/><text:tab/><text:tab/><text:date style:data-style-name="N76" text:date-value="2012-07-22T16:05:43.99">July 2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06H45M44S</meta:editing-duration>
    <meta:editing-cycles>37</meta:editing-cycles>
    <meta:generator>OpenOffice.org/3.2$Linux OpenOffice.org_project/320m12$Build-9483</meta:generator>
    <meta:initial-creator>Jay Wheeler</meta:initial-creator>
    <dc:date>2012-07-22T16:05:44</dc:date>
    <dc:creator>Jay Wheeler</dc:creator>
    <meta:document-statistic meta:table-count="13" meta:image-count="0" meta:object-count="0" meta:page-count="16" meta:paragraph-count="448" meta:word-count="1645" meta:character-count="11924"/>
    <meta:template xlink:type="simple" xlink:actuate="onRequest" xlink:title="ClassDefault" xlink:href="../ClassDefault.ott" meta:date="2012-06-12T12:20:04"/>
  </office:meta>
</office:document-meta>
</file>